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Index.html file:</text:p>
      <text:p text:style-name="Normal">~ $ CD KC.github.io</text:p>
      <text:p text:style-name="Normal">~ $ echo “KC.INFO” &gt; index.html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Yu Gothic Light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Yu Gothic Light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Yu Gothic Light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Yu Gothic Light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Yu Gothic Light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Yu Gothic Light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Yu Gothic Light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Yu Gothic Light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Yu Gothic Light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Yu Gothic Light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Yu Gothic Light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Yu Gothic Light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Yu Gothic Light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Yu Gothic Light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Yu Gothic Light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Yu Gothic Light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Yu Gothic Light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Yu Gothic Light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Yu Gothic Light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katherinekimcabanes51@gmail.com</meta:initial-creator>
    <dc:creator>katherinekimcabanes51@gmail.com</dc:creator>
    <meta:creation-date>2024-12-17T10:40:00Z</meta:creation-date>
    <dc:date>2024-12-17T10:40:00Z</dc:date>
    <meta:template xlink:href="Normal.dotm" xlink:type="simple"/>
    <meta:editing-cycles>2</meta:editing-cycles>
    <meta:editing-duration>PT60S</meta:editing-duration>
    <meta:document-statistic meta:page-count="1" meta:paragraph-count="1" meta:word-count="10" meta:character-count="69" meta:row-count="1" meta:non-whitespace-character-count="60"/>
  </office:meta>
</office:document-meta>
</file>